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Text_20_body" style:list-style-name="WWNum1">
      <style:paragraph-properties>
        <style:tab-stops>
          <style:tab-stop style:position="1.251cm"/>
        </style:tab-stops>
      </style:paragraph-properties>
    </style:style>
    <style:style style:name="P2" style:family="paragraph" style:parent-style-name="Text_20_body" style:list-style-name="WWNum2">
      <style:paragraph-properties>
        <style:tab-stops>
          <style:tab-stop style:position="1.251cm"/>
        </style:tab-stops>
      </style:paragraph-properties>
    </style:style>
    <style:style style:name="P3" style:family="paragraph" style:parent-style-name="Text_20_body" style:list-style-name="WWNum3">
      <style:paragraph-properties>
        <style:tab-stops>
          <style:tab-stop style:position="1.251cm"/>
        </style:tab-stops>
      </style:paragraph-properties>
    </style:style>
    <style:style style:name="P4" style:family="paragraph" style:parent-style-name="Text_20_body" style:list-style-name="WWNum4">
      <style:paragraph-properties>
        <style:tab-stops>
          <style:tab-stop style:position="1.251cm"/>
        </style:tab-stops>
      </style:paragraph-properties>
    </style:style>
    <style:style style:name="P5" style:family="paragraph" style:parent-style-name="Text_20_body" style:list-style-name="WWNum5">
      <style:paragraph-properties>
        <style:tab-stops>
          <style:tab-stop style:position="1.251cm"/>
        </style:tab-stops>
      </style:paragraph-properties>
    </style:style>
    <style:style style:name="P6" style:family="paragraph" style:parent-style-name="Text_20_body" style:list-style-name="WWNum6">
      <style:paragraph-properties>
        <style:tab-stops>
          <style:tab-stop style:position="1.251cm"/>
        </style:tab-stops>
      </style:paragraph-properties>
    </style:style>
    <style:style style:name="P7" style:family="paragraph" style:parent-style-name="Text_20_body" style:list-style-name="WWNum7">
      <style:paragraph-properties>
        <style:tab-stops>
          <style:tab-stop style:position="1.251cm"/>
        </style:tab-stops>
      </style:paragraph-properties>
    </style:style>
    <style:style style:name="P8" style:family="paragraph" style:parent-style-name="Text_20_body" style:list-style-name="WWNum8">
      <style:paragraph-properties>
        <style:tab-stops>
          <style:tab-stop style:position="1.251cm"/>
        </style:tab-stops>
      </style:paragraph-properties>
    </style:style>
    <style:style style:name="P9" style:family="paragraph" style:parent-style-name="Text_20_body" style:list-style-name="WWNum9">
      <style:paragraph-properties>
        <style:tab-stops>
          <style:tab-stop style:position="1.251cm"/>
        </style:tab-stops>
      </style:paragraph-properties>
    </style:style>
    <style:style style:name="P10" style:family="paragraph" style:parent-style-name="Text_20_body" style:list-style-name="WWNum10">
      <style:paragraph-properties>
        <style:tab-stops>
          <style:tab-stop style:position="1.251cm"/>
        </style:tab-stops>
      </style:paragraph-properties>
    </style:style>
    <style:style style:name="P11" style:family="paragraph" style:parent-style-name="Text_20_body" style:list-style-name="WWNum11">
      <style:paragraph-properties>
        <style:tab-stops>
          <style:tab-stop style:position="1.251cm"/>
        </style:tab-stops>
      </style:paragraph-properties>
    </style:style>
    <style:style style:name="P12" style:family="paragraph" style:parent-style-name="Text_20_body" style:list-style-name="WWNum12">
      <style:paragraph-properties>
        <style:tab-stops>
          <style:tab-stop style:position="1.251cm"/>
        </style:tab-stops>
      </style:paragraph-properties>
    </style:style>
    <style:style style:name="P13" style:family="paragraph" style:parent-style-name="Text_20_body" style:list-style-name="WWNum13">
      <style:paragraph-properties>
        <style:tab-stops>
          <style:tab-stop style:position="1.251cm"/>
        </style:tab-stops>
      </style:paragraph-properties>
    </style:style>
    <style:style style:name="P14" style:family="paragraph" style:parent-style-name="Text_20_body" style:list-style-name="WWNum14">
      <style:paragraph-properties>
        <style:tab-stops>
          <style:tab-stop style:position="1.251cm"/>
        </style:tab-stops>
      </style:paragraph-properties>
    </style:style>
    <style:style style:name="P15" style:family="paragraph" style:parent-style-name="Text_20_body" style:list-style-name="WWNum15">
      <style:paragraph-properties>
        <style:tab-stops>
          <style:tab-stop style:position="1.251cm"/>
        </style:tab-stops>
      </style:paragraph-properties>
    </style:style>
    <style:style style:name="P16" style:family="paragraph" style:parent-style-name="Text_20_body" style:list-style-name="WWNum16">
      <style:paragraph-properties>
        <style:tab-stops>
          <style:tab-stop style:position="1.251cm"/>
        </style:tab-stops>
      </style:paragraph-properties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Heading_20_3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4992897866843176" text:style-name="Outline">
        <text:list-item>
          <text:h text:style-name="P17" text:outline-level="1"><text:span text:style-name="T1"><text:s text:c="3"/>EduTutor AI: Personalized Learning Assistant Using IBM Granite</text:span></text:h>
          <text:list>
            <text:list-item>
              <text:h text:style-name="Heading_20_2" text:outline-level="2"><text:span text:style-name="T1"><text:s text:c="34"/>Project Documentation</text:span></text:h>
              <text:list>
                <text:list-item>
                  <text:h text:style-name="Heading_20_3" text:outline-level="3"><text:span text:style-name="T1">1. Introduction</text:span></text:h>
                </text:list-item>
              </text:list>
            </text:list-item>
          </text:list>
        </text:list-item>
      </text:list>
      <text:p text:style-name="Text_20_body"><text:span text:style-name="T1">• </text:span><text:span text:style-name="Strong_20_Emphasis"><text:span text:style-name="T1">Project title</text:span></text:span><text:span text:style-name="T1"> : Generative AI in Education – EduTutor AI</text:span></text:p>
      <text:p text:style-name="Text_20_body"><text:span text:style-name="T1">• </text:span><text:span text:style-name="Strong_20_Emphasis"><text:span text:style-name="T1">Team leader</text:span></text:span><text:span text:style-name="T1"> : B.Premkumar</text:span></text:p>
      <text:p text:style-name="Text_20_body"><text:span text:style-name="T1">• </text:span><text:span text:style-name="Strong_20_Emphasis"><text:span text:style-name="T1">Team member</text:span></text:span><text:span text:style-name="T1"> : S.Balaji</text:span></text:p>
      <text:p text:style-name="Text_20_body"><text:span text:style-name="T1">• </text:span><text:span text:style-name="Strong_20_Emphasis"><text:span text:style-name="T1">Team member</text:span></text:span><text:span text:style-name="T1"> : S.Vimalraj</text:span></text:p>
      <text:p text:style-name="Text_20_body"><text:span text:style-name="T1">• </text:span><text:span text:style-name="Strong_20_Emphasis"><text:span text:style-name="T1">Team member</text:span></text:span><text:span text:style-name="T1"> : S.Dinesh</text:span></text:p>
      <text:p text:style-name="Text_20_body"><text:span text:style-name="T1">• </text:span><text:span text:style-name="Strong_20_Emphasis"><text:span text:style-name="T1">Team member</text:span></text:span><text:span text:style-name="T1"> :G.Kesaven</text:span></text:p>
      <text:list xml:id="list4084402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2. Project Overview</text:span></text:h>
                </text:list-item>
              </text:list>
            </text:list-item>
          </text:list>
        </text:list-item>
      </text:list>
      <text:p text:style-name="Text_20_body"><text:span text:style-name="T1">• </text:span><text:span text:style-name="Strong_20_Emphasis"><text:span text:style-name="T1">Purpose</text:span></text:span><text:span text:style-name="T1"> :<text:line-break/>The purpose of this project is to develop an </text:span><text:span text:style-name="Strong_20_Emphasis"><text:span text:style-name="T1">Educational AI Assistant</text:span></text:span><text:span text:style-name="T1"> using Generative AI that can provide students with clear explanations of academic concepts and generate quizzes for self-assessment. The system helps learners practice and understand subjects in an interactive way. It demonstrates the role of </text:span><text:span text:style-name="Strong_20_Emphasis"><text:span text:style-name="T1">generative AI in modern education</text:span></text:span><text:span text:style-name="T1"> by offering personalized learning support.</text:span></text:p>
      <text:p text:style-name="Text_20_body"><text:span text:style-name="T1">• </text:span><text:span text:style-name="Strong_20_Emphasis"><text:span text:style-name="T1">Features</text:span></text:span><text:span text:style-name="T1"> :</text:span></text:p>
      <text:p text:style-name="Text_20_body"><text:span text:style-name="Strong_20_Emphasis"><text:span text:style-name="T1">Concept Explanation</text:span></text:span></text:p>
      <text:list xml:id="list8710278833605450142" text:style-name="WWNum1">
        <text:list-item>
          <text:p text:style-name="P1"><text:span text:style-name="Emphasis"><text:span text:style-name="T1">Key Point</text:span></text:span><text:span text:style-name="T1">: Topic-based learning</text:span></text:p>
        </text:list-item>
        <text:list-item>
          <text:p text:style-name="P1"><text:span text:style-name="Emphasis"><text:span text:style-name="T1">Functionality</text:span></text:span><text:span text:style-name="T1">: Users enter a concept (e.g., “Machine Learning”), and the assistant generates a detailed explanation with examples.</text:span></text:p>
        </text:list-item>
      </text:list>
      <text:p text:style-name="Text_20_body"><text:span text:style-name="Strong_20_Emphasis"><text:span text:style-name="T1">Quiz Generator</text:span></text:span></text:p>
      <text:list xml:id="list1400191025130089823" text:style-name="WWNum2">
        <text:list-item>
          <text:p text:style-name="P2"><text:span text:style-name="Emphasis"><text:span text:style-name="T1">Key Point</text:span></text:span><text:span text:style-name="T1">: Practice and evaluation</text:span></text:p>
        </text:list-item>
        <text:list-item>
          <text:p text:style-name="P2"><text:span text:style-name="Emphasis"><text:span text:style-name="T1">Functionality</text:span></text:span><text:span text:style-name="T1">: Generates </text:span><text:span text:style-name="Strong_20_Emphasis"><text:span text:style-name="T1">5 quiz questions</text:span></text:span><text:span text:style-name="T1"> in different formats (multiple choice, true/false, short answer) with answers at the end.</text:span></text:p>
        </text:list-item>
      </text:list>
      <text:p text:style-name="Text_20_body"><text:span text:style-name="Strong_20_Emphasis"><text:span text:style-name="T1">Generative AI Model Integration</text:span></text:span></text:p>
      <text:list xml:id="list2578908710502429190" text:style-name="WWNum3">
        <text:list-item>
          <text:p text:style-name="P3"><text:span text:style-name="Emphasis"><text:span text:style-name="T1">Key Point</text:span></text:span><text:span text:style-name="T1">: Natural language understanding</text:span></text:p>
        </text:list-item>
        <text:list-item>
          <text:p text:style-name="P3"><text:soft-page-break/><text:span text:style-name="Emphasis"><text:span text:style-name="T1">Functionality</text:span></text:span><text:span text:style-name="T1">: Uses the </text:span><text:span text:style-name="Strong_20_Emphasis"><text:span text:style-name="T1">IBM Granite LLM</text:span></text:span><text:span text:style-name="T1"> from Hugging Face to produce educational responses and explanations.</text:span></text:p>
        </text:list-item>
      </text:list>
      <text:p text:style-name="Text_20_body"><text:span text:style-name="Strong_20_Emphasis"><text:span text:style-name="T1">User-friendly Interface</text:span></text:span></text:p>
      <text:list xml:id="list7802952165223961388" text:style-name="WWNum4">
        <text:list-item>
          <text:p text:style-name="P4"><text:span text:style-name="Emphasis"><text:span text:style-name="T1">Key Point</text:span></text:span><text:span text:style-name="T1">: Accessible to all learners</text:span></text:p>
        </text:list-item>
        <text:list-item>
          <text:p text:style-name="P4"><text:span text:style-name="Emphasis"><text:span text:style-name="T1">Functionality</text:span></text:span><text:span text:style-name="T1">: Built with </text:span><text:span text:style-name="Strong_20_Emphasis"><text:span text:style-name="T1">Gradio</text:span></text:span><text:span text:style-name="T1">, featuring tabbed layout for easy navigation between concept explanation and quiz generation.</text:span></text:p>
        </text:list-item>
      </text:list>
      <text:p text:style-name="Text_20_body"><text:span text:style-name="Strong_20_Emphasis"><text:span text:style-name="T1">Deployment</text:span></text:span></text:p>
      <text:list xml:id="list4927699739630072583" text:style-name="WWNum5">
        <text:list-item>
          <text:p text:style-name="P5"><text:span text:style-name="Emphasis"><text:span text:style-name="T1">Key Point</text:span></text:span><text:span text:style-name="T1">: Simple and reliable setup</text:span></text:p>
        </text:list-item>
        <text:list-item>
          <text:p text:style-name="P5"><text:span text:style-name="Emphasis"><text:span text:style-name="T1">Functionality</text:span></text:span><text:span text:style-name="T1">: Deployed in </text:span><text:span text:style-name="Strong_20_Emphasis"><text:span text:style-name="T1">Google Colab</text:span></text:span><text:span text:style-name="T1">, ensuring quick access and low setup effort.</text:span></text:p>
        </text:list-item>
      </text:list>
      <text:list xml:id="list40833438" text:continue-list="list40844027" text:style-name="Outline">
        <text:list-item>
          <text:list>
            <text:list-item>
              <text:list>
                <text:list-item>
                  <text:h text:style-name="Heading_20_3" text:outline-level="3"><text:span text:style-name="T1">3. Architecture</text:span></text:h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1">Frontend (Gradio):</text:span></text:span><text:span text:style-name="T1"><text:line-break/>The frontend is designed using </text:span><text:span text:style-name="Strong_20_Emphasis"><text:span text:style-name="T1">Gradio Blocks</text:span></text:span><text:span text:style-name="T1">, providing a browser-based user interface. It includes tabs for concept explanation and quiz generation, with clear input and output sections.</text:span></text:p>
      <text:p text:style-name="Text_20_body"><text:span text:style-name="Strong_20_Emphasis"><text:span text:style-name="T1">Backend (Python with Hugging Face Transformers):</text:span></text:span><text:span text:style-name="T1"><text:line-break/>The backend manages model loading, tokenization, and response generation using the </text:span><text:span text:style-name="Strong_20_Emphasis"><text:span text:style-name="T1">IBM Granite instruction-tuned language model</text:span></text:span><text:span text:style-name="T1">.</text:span></text:p>
      <text:p text:style-name="Text_20_body"><text:span text:style-name="Strong_20_Emphasis"><text:span text:style-name="T1">System Flow:</text:span></text:span><text:span text:style-name="T1"><text:line-break/>User input → Tokenizer → Granite Model generates response → Output displayed on UI</text:span></text:p>
      <text:list xml:id="list4086212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4. Setup Instructions</text:span></text:h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1">Prerequisites:</text:span></text:span></text:p>
      <text:list xml:id="list4318817599718488803" text:style-name="WWNum6">
        <text:list-item>
          <text:p text:style-name="P6"><text:span text:style-name="T1">Python 3.8 or above</text:span></text:p>
        </text:list-item>
        <text:list-item>
          <text:p text:style-name="P6"><text:span text:style-name="T1">pip package manager</text:span></text:p>
        </text:list-item>
        <text:list-item>
          <text:p text:style-name="P6"><text:span text:style-name="T1">Internet connection to download the model</text:span></text:p>
        </text:list-item>
      </text:list>
      <text:p text:style-name="Text_20_body"><text:span text:style-name="Strong_20_Emphasis"><text:span text:style-name="T1">Installation Process:</text:span></text:span></text:p>
      <text:list xml:id="list6131210231391388498" text:style-name="WWNum7">
        <text:list-item>
          <text:p text:style-name="P7"><text:span text:style-name="T1">Clone the repository from GitHub</text:span></text:p>
        </text:list-item>
        <text:list-item>
          <text:p text:style-name="P7"><text:span text:style-name="T1">Install dependencies using </text:span><text:span text:style-name="Source_20_Text"><text:span text:style-name="T1">requirements.txt</text:span></text:span></text:p>
        </text:list-item>
        <text:list-item>
          <text:p text:style-name="P7"><text:span text:style-name="T1">Run the application with </text:span><text:span text:style-name="Source_20_Text"><text:span text:style-name="T1">app.py</text:span></text:span></text:p>
        </text:list-item>
        <text:list-item>
          <text:p text:style-name="P7"><text:soft-page-break/><text:span text:style-name="T1">Open the Gradio link in browser</text:span></text:p>
        </text:list-item>
        <text:list-item>
          <text:p text:style-name="P7"><text:span text:style-name="T1">Enter a topic or concept and receive explanation/quiz outputs</text:span></text:p>
        </text:list-item>
      </text:list>
      <text:list xml:id="list40839899" text:continue-list="list40862122" text:style-name="Outline">
        <text:list-item>
          <text:list>
            <text:list-item>
              <text:list>
                <text:list-item>
                  <text:h text:style-name="Heading_20_3" text:outline-level="3"><text:span text:style-name="T1">5. Folder Structure</text:span></text:h>
                </text:list-item>
              </text:list>
            </text:list-item>
          </text:list>
        </text:list-item>
      </text:list>
      <text:list xml:id="list7388142994491342594" text:style-name="WWNum8">
        <text:list-item>
          <text:p text:style-name="P8"><text:span text:style-name="Strong_20_Emphasis"><text:span text:style-name="T1">app.py</text:span></text:span><text:span text:style-name="T1"> – Main program integrating model and UI</text:span></text:p>
        </text:list-item>
        <text:list-item>
          <text:p text:style-name="P8"><text:span text:style-name="Strong_20_Emphasis"><text:span text:style-name="T1">requirements.txt</text:span></text:span><text:span text:style-name="T1"> – Dependency file for Python packages</text:span></text:p>
        </text:list-item>
        <text:list-item>
          <text:p text:style-name="P8"><text:span text:style-name="Strong_20_Emphasis"><text:span text:style-name="T1">report.docx</text:span></text:span><text:span text:style-name="T1"> – Project documentation</text:span></text:p>
        </text:list-item>
        <text:list-item>
          <text:p text:style-name="P8"><text:span text:style-name="Strong_20_Emphasis"><text:span text:style-name="T1">screenshots/</text:span></text:span><text:span text:style-name="T1"> – Folder containing sample outputs and UI images</text:span></text:p>
        </text:list-item>
        <text:list-item>
          <text:p text:style-name="P8"><text:span text:style-name="Strong_20_Emphasis"><text:span text:style-name="T1">deployment_link.txt</text:span></text:span><text:span text:style-name="T1"> – File containing deployed application link</text:span></text:p>
        </text:list-item>
      </text:list>
      <text:list xml:id="list40862649" text:continue-list="list40839899" text:style-name="Outline">
        <text:list-item>
          <text:list>
            <text:list-item>
              <text:list>
                <text:list-item>
                  <text:h text:style-name="Heading_20_3" text:outline-level="3"><text:span text:style-name="T1">6. Running the Application</text:span></text:h>
                </text:list-item>
              </text:list>
            </text:list-item>
          </text:list>
        </text:list-item>
      </text:list>
      <text:p text:style-name="Text_20_body"><text:span text:style-name="T1">To start the application:</text:span></text:p>
      <text:list xml:id="list3286556789586109690" text:style-name="WWNum9">
        <text:list-item>
          <text:p text:style-name="P9"><text:span text:style-name="T1">Run the </text:span><text:span text:style-name="Source_20_Text"><text:span text:style-name="T1">app.py</text:span></text:span><text:span text:style-name="T1"> file in terminal</text:span></text:p>
        </text:list-item>
        <text:list-item>
          <text:p text:style-name="P9"><text:span text:style-name="T1">Wait for the model to load and the Gradio server to start</text:span></text:p>
        </text:list-item>
        <text:list-item>
          <text:p text:style-name="P9"><text:span text:style-name="T1">Open the local/share link displayed in terminal</text:span></text:p>
        </text:list-item>
        <text:list-item>
          <text:p text:style-name="P9"><text:span text:style-name="T1">Navigate between tabs to use “Concept Explanation” and “Quiz Generator”</text:span></text:p>
        </text:list-item>
      </text:list>
      <text:list xml:id="list40860288" text:continue-list="list40862649" text:style-name="Outline">
        <text:list-item>
          <text:list>
            <text:list-item>
              <text:list>
                <text:list-item>
                  <text:h text:style-name="Heading_20_3" text:outline-level="3"><text:span text:style-name="T1">7. API Documentation</text:span></text:h>
                </text:list-item>
              </text:list>
            </text:list-item>
          </text:list>
        </text:list-item>
      </text:list>
      <text:p text:style-name="Text_20_body"><text:span text:style-name="T1">The project is implemented with </text:span><text:span text:style-name="Strong_20_Emphasis"><text:span text:style-name="T1">Gradio</text:span></text:span><text:span text:style-name="T1"> and does not require separate API endpoints. The core methods are:</text:span></text:p>
      <text:list xml:id="list7775034599434967222" text:style-name="WWNum10">
        <text:list-item>
          <text:p text:style-name="P10"><text:span text:style-name="Strong_20_Emphasis"><text:span text:style-name="T1">Concept Explanation</text:span></text:span><text:span text:style-name="T1"> – Generates explanations for entered topics</text:span></text:p>
        </text:list-item>
        <text:list-item>
          <text:p text:style-name="P10"><text:span text:style-name="Strong_20_Emphasis"><text:span text:style-name="T1">Quiz Generator</text:span></text:span><text:span text:style-name="T1"> – Produces quizzes and answers for practice</text:span></text:p>
        </text:list-item>
      </text:list>
      <text:list xml:id="list40850941" text:continue-list="list40860288" text:style-name="Outline">
        <text:list-item>
          <text:list>
            <text:list-item>
              <text:list>
                <text:list-item>
                  <text:h text:style-name="Heading_20_3" text:outline-level="3"><text:span text:style-name="T1">8. Authentication</text:span></text:h>
                </text:list-item>
              </text:list>
            </text:list-item>
          </text:list>
        </text:list-item>
      </text:list>
      <text:p text:style-name="Text_20_body"><text:span text:style-name="T1">The current version does not include authentication.<text:line-break/>Future versions may include:</text:span></text:p>
      <text:list xml:id="list3903222237087177317" text:style-name="WWNum11">
        <text:list-item>
          <text:p text:style-name="P11"><text:span text:style-name="T1">User login for teachers and students</text:span></text:p>
        </text:list-item>
        <text:list-item>
          <text:p text:style-name="P11"><text:span text:style-name="T1">Role-based access control</text:span></text:p>
        </text:list-item>
        <text:list-item>
          <text:p text:style-name="P11"><text:span text:style-name="T1">Privacy protection for student data</text:span></text:p>
        </text:list-item>
      </text:list>
      <text:list xml:id="list40859721" text:continue-list="list40850941" text:style-name="Outline">
        <text:list-item>
          <text:list>
            <text:list-item>
              <text:list>
                <text:list-item>
                  <text:h text:style-name="P18" text:outline-level="3"/>
                </text:list-item>
                <text:list-item>
                  <text:h text:style-name="Heading_20_3" text:outline-level="3"><text:span text:style-name="T1">9. User Interface</text:span></text:h>
                </text:list-item>
              </text:list>
            </text:list-item>
          </text:list>
        </text:list-item>
      </text:list>
      <text:p text:style-name="Text_20_body"><text:span text:style-name="T1">The interface is simple and user-friendly, including:</text:span></text:p>
      <text:list xml:id="list9140384529360319900" text:style-name="WWNum12">
        <text:list-item>
          <text:p text:style-name="P12"><text:soft-page-break/><text:span text:style-name="T1">Tabbed sections for different features</text:span></text:p>
        </text:list-item>
        <text:list-item>
          <text:p text:style-name="P12"><text:span text:style-name="T1">Textbox inputs for topics/concepts</text:span></text:p>
        </text:list-item>
        <text:list-item>
          <text:p text:style-name="P12"><text:span text:style-name="T1">Buttons to generate explanations or quizzes</text:span></text:p>
        </text:list-item>
        <text:list-item>
          <text:p text:style-name="P12"><text:span text:style-name="T1">Output areas displaying results clearly</text:span></text:p>
        </text:list-item>
      </text:list>
      <text:list xml:id="list40851086" text:continue-list="list40859721" text:style-name="Outline">
        <text:list-item>
          <text:list>
            <text:list-item>
              <text:list>
                <text:list-item>
                  <text:h text:style-name="Heading_20_3" text:outline-level="3"><text:span text:style-name="T1">10. Testing</text:span></text:h>
                </text:list-item>
              </text:list>
            </text:list-item>
          </text:list>
        </text:list-item>
      </text:list>
      <text:p text:style-name="Text_20_body"><text:span text:style-name="T1">Testing was carried out in the following ways:</text:span></text:p>
      <text:list xml:id="list381237352583029980" text:style-name="WWNum13">
        <text:list-item>
          <text:p text:style-name="P13"><text:span text:style-name="Strong_20_Emphasis"><text:span text:style-name="T1">Unit Testing</text:span></text:span><text:span text:style-name="T1"> – Functions for explanation and quiz generation validated</text:span></text:p>
        </text:list-item>
        <text:list-item>
          <text:p text:style-name="P13"><text:span text:style-name="Strong_20_Emphasis"><text:span text:style-name="T1">Manual Testing</text:span></text:span><text:span text:style-name="T1"> – Checked with multiple subjects and topics</text:span></text:p>
        </text:list-item>
        <text:list-item>
          <text:p text:style-name="P13"><text:span text:style-name="Strong_20_Emphasis"><text:span text:style-name="T1">Edge Case Testing</text:span></text:span><text:span text:style-name="T1"> – Tested empty fields, long text inputs, and uncommon topics</text:span></text:p>
        </text:list-item>
      </text:list>
      <text:list xml:id="list40862193" text:continue-list="list40851086" text:style-name="Outline">
        <text:list-item>
          <text:list>
            <text:list-item>
              <text:list>
                <text:list-item>
                  <text:h text:style-name="Heading_20_3" text:outline-level="3"><text:span text:style-name="T1">11. Screenshots</text:span></text:h>
                </text:list-item>
              </text:list>
            </text:list-item>
          </text:list>
        </text:list-item>
      </text:list>
      <text:p text:style-name="Text_20_body"><text:span text:style-name="T1">Screenshots include:</text:span></text:p>
      <text:list xml:id="list1350563330702293378" text:style-name="WWNum14">
        <text:list-item>
          <text:p text:style-name="P14"><text:span text:style-name="T1">Application UI</text:span></text:p>
        </text:list-item>
        <text:list-item>
          <text:p text:style-name="P14"><text:span text:style-name="T1">Example explanation output</text:span></text:p>
        </text:list-item>
        <text:list-item>
          <text:p text:style-name="P14"><text:span text:style-name="T1">Example quiz output</text:span></text:p>
        </text:list-item>
      </text:list>
      <text:list xml:id="list40840225" text:continue-list="list40862193" text:style-name="Outline">
        <text:list-item>
          <text:list>
            <text:list-item>
              <text:list>
                <text:list-item>
                  <text:h text:style-name="Heading_20_3" text:outline-level="3"><text:span text:style-name="T1">12. Known Issues</text:span></text:h>
                </text:list-item>
              </text:list>
            </text:list-item>
          </text:list>
        </text:list-item>
      </text:list>
      <text:list xml:id="list2074655589956374397" text:style-name="WWNum15">
        <text:list-item>
          <text:p text:style-name="P15"><text:span text:style-name="T1">Model may occasionally give vague or repetitive responses</text:span></text:p>
        </text:list-item>
        <text:list-item>
          <text:p text:style-name="P15"><text:span text:style-name="T1">Large model size can cause slower loading on low-resource systems</text:span></text:p>
        </text:list-item>
      </text:list>
      <text:list xml:id="list40856508" text:continue-list="list40840225" text:style-name="Outline">
        <text:list-item>
          <text:list>
            <text:list-item>
              <text:list>
                <text:list-item>
                  <text:h text:style-name="Heading_20_3" text:outline-level="3"><text:span text:style-name="T1">13. Future Enhancement</text:span></text:h>
                </text:list-item>
              </text:list>
            </text:list-item>
          </text:list>
        </text:list-item>
      </text:list>
      <text:list xml:id="list3080037065219492648" text:style-name="WWNum16">
        <text:list-item>
          <text:p text:style-name="P16"><text:span text:style-name="T1">Add </text:span><text:span text:style-name="Strong_20_Emphasis"><text:span text:style-name="T1">speech-to-text input</text:span></text:span><text:span text:style-name="T1"> for accessibility</text:span></text:p>
        </text:list-item>
        <text:list-item>
          <text:p text:style-name="P16"><text:span text:style-name="T1">Include </text:span><text:span text:style-name="Strong_20_Emphasis"><text:span text:style-name="T1">student progress tracking</text:span></text:span><text:span text:style-name="T1"> features</text:span></text:p>
        </text:list-item>
        <text:list-item>
          <text:p text:style-name="P16"><text:span text:style-name="T1">Extend to support </text:span><text:span text:style-name="Strong_20_Emphasis"><text:span text:style-name="T1">interactive diagrams and multimedia explanations</text:span></text:span></text:p>
        </text:list-item>
        <text:list-item>
          <text:p text:style-name="P16"><text:span text:style-name="T1">Optimize model for faster response time</text:span></text:p>
        </text:list-item>
        <text:list-item>
          <text:p text:style-name="P16"><text:span text:style-name="T1">Add authentication for secure usage in schools/colleges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Ari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Liberation Serif1" fo:font-size="24pt" fo:font-weight="bold" style:font-name-asian="Noto Serif CJK SC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/>
      <style:text-properties style:font-name="Liberation Serif1" fo:font-size="18pt" fo:font-weight="bold" style:font-name-asian="Noto Serif CJK SC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/>
      <style:text-properties style:font-name="Liberation Serif1" fo:font-weight="bold" style:font-name-asian="Noto Serif CJK SC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orizontal_20_Line" style:display-name="Horizontal Line" style:family="paragraph" style:parent-style-name="Standard" style:next-style-name="Text_20_body" style:default-outline-level="" style:list-style-name="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style:font-name-asian="Noto Sans Mono CJK SC" style:font-name-complex="Liberation Mono"/>
    </style:style>
    <style:style style:name="ListLabel_20_1" style:display-name="ListLabel 1" style:family="text">
      <style:text-properties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oja</meta:initial-creator>
    <meta:editing-cycles>2</meta:editing-cycles>
    <meta:creation-date>2025-09-13T13:48:00</meta:creation-date>
    <dc:date>2025-09-16T20:58:04.69</dc:date>
    <dc:language>en-IN</dc:language>
    <meta:editing-duration>PT8S</meta:editing-duration>
    <meta:generator>OpenOffice/4.1.11$Win32 OpenOffice.org_project/4111m1$Build-9808</meta:generator>
    <meta:document-statistic meta:table-count="0" meta:image-count="0" meta:object-count="0" meta:page-count="4" meta:paragraph-count="88" meta:word-count="678" meta:character-count="44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